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Heading_20_3">
      <style:text-properties fo:font-weight="bold" style:font-weight-asian="bold" style:font-weight-complex="bold"/>
    </style:style>
    <style:style style:name="P10" style:family="paragraph" style:parent-style-name="Heading_20_3" style:list-style-name=""/>
    <style:style style:name="P11" style:family="paragraph" style:parent-style-name="Heading_20_3">
      <style:paragraph-properties fo:break-before="page"/>
    </style:style>
    <style:style style:name="P1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2a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Quickly ubuntu-application snippet(PyGtk)</text:h>
      <text:h text:style-name="Heading_20_3" text:outline-level="3">How to find and kill an app on Quickly / Ubuntu-app.<text:span text:style-name="T1"> </text:span></text:h>
      <text:p text:style-name="Text_20_body"><text:span text:style-name="T5">voidcode@voidcode-Aspire-5750:~$</text:span> <text:span text:style-name="T1">ps -ax | grep easy-stopwatch </text:span></text:p>
      <text:p text:style-name="Text_20_body">Warning: bad ps syntax, perhaps a bogus '-'? See http://procps.sf.net/faq.html </text:p>
      <text:p text:style-name="Text_20_body"><text:span text:style-name="T3">23477</text:span> pts/0 <text:s text:c="3"/>Sl <text:s text:c="4"/>0:07 /usr/bin/python bin/easy-stopwatch </text:p>
      <text:p text:style-name="Text_20_body">24536 pts/4 <text:s text:c="3"/>S+ <text:s text:c="4"/>0:00 grep --color=auto easy-stopwatch </text:p>
      <text:p text:style-name="Text_20_body"><text:span text:style-name="T5">voidcode@voidcode-Aspire-5750:~$ </text:span><text:span text:style-name="T1">kill -9 </text:span><text:span text:style-name="T4">23477 </text:span></text:p>
      <text:p text:style-name="Text_20_body"/>
      <text:h text:style-name="Heading_20_3" text:outline-level="3"><text:span text:style-name="T1">A</text:span>dd Ubuntu style to 'toolbar' or other widgets </text:h>
      <text:p text:style-name="Text_20_body">toolbar = builder.get_object("toolbar") </text:p>
      <text:p text:style-name="Text_20_body">context = toolbar.get_style_context() </text:p>
      <text:p text:style-name="Text_20_body">context.add_class(Gtk.STYLE_CLASS_PRIMARY_TOOLBAR)</text:p>
      <text:p text:style-name="Text_20_body"/>
      <text:h text:style-name="P9" text:outline-level="3">Get root path to you app</text:h>
      <text:p text:style-name="Text_20_body">self.rootpath = os.path.split(os.path.abspath(os.path.dirname(__file__)))[0] </text:p>
      <text:p text:style-name="Text_20_body"/>
      <text:h text:style-name="Heading_20_3" text:outline-level="3">Get the relative path to you /media/data/background.png</text:h>
      <text:p text:style-name="Text_20_body">self.relativepath = os.path.join(os.path.split(os.path.abspath(os.path.dirname(__file__)))[0], <text:span text:style-name="T1">'/data/media/'</text:span>, <text:span text:style-name="T1">'background.png'</text:span>)</text:p>
      <text:p text:style-name="Standard"/>
      <text:p text:style-name="Standard">def appfile(folder, file): </text:p>
      <text:p text:style-name="Standard"><text:tab/> <text:s text:c="3"/>return os.path.join(os.path.abspath(os.path.dirname(__file__)))[0], folder, file)</text:p>
      <text:p text:style-name="Standard"/>
      <text:h text:style-name="P10" text:outline-level="3"/>
      <text:h text:style-name="P11" text:outline-level="3">How to use WebKit in a 'scrolledwindow'-widget</text:h>
      <text:p text:style-name="P1">#gets the webkit and the scrolledwindow object. </text:p>
      <text:p text:style-name="Standard">self.scrolledwindow = builder.get_object("scrolledwindow") </text:p>
      <text:p text:style-name="Standard">self.webview = WebKit.WebView()</text:p>
      <text:p text:style-name="Standard"/>
      <text:p text:style-name="P1">#addes webview to scrolledwindow, then webview.open(url) </text:p>
      <text:p text:style-name="Standard">self.scrolledwindow.add(self.webview)</text:p>
      <text:p text:style-name="Standard">self.webview.show()</text:p>
      <text:p text:style-name="Standard">self.webview.open("<text:a xlink:type="simple" xlink:href="http://www.ubuntu.com/">http://www.ubuntu.com</text:a>")</text:p>
      <text:p text:style-name="Standard"/>
      <text:h text:style-name="Heading_20_3" text:outline-level="3">GtkFileChooserDialog with button-handler</text:h>
      <text:p text:style-name="P5"><text:span text:style-name="T3">NB:</text:span>This only returns the path of the select-folder.</text:p>
      <text:p text:style-name="Standard">self.dialog = Gtk.FileChooserDialog() </text:p>
      <text:p text:style-name="Standard">self.button = self.dialog.add_button("Select-folder", Gtk.ResponseType.OK) </text:p>
      <text:p text:style-name="Standard">self.button.connect("clicked", self.on_clicked_folder) </text:p>
      <text:p text:style-name="Standard">self.dialog.set_current_folder('~/') <text:span text:style-name="T5">#set start-folder for the FileChooserDialog</text:span> </text:p>
      <text:p text:style-name="Standard">self.dialog.run()</text:p>
      <text:p text:style-name="Standard"/>
      <text:p text:style-name="Standard"><text:span text:style-name="T7">def</text:span><text:span text:style-name="T1"> </text:span>on_clicked_folder(self, widget): </text:p>
      <text:p text:style-name="Standard"><text:tab/>self.dialog.hide() <text:span text:style-name="T5">#hide dialog</text:span></text:p>
      <text:p text:style-name="Standard"><text:tab/><text:span text:style-name="T7">print</text:span> self.dialog.get_current_folder()</text:p>
      <text:p text:style-name="Standard"/>
      <text:p text:style-name="P2"><text:span text:style-name="T1">Output:</text:span> path to select folder. Like /home/user/Desktop</text:p>
      <text:p text:style-name="P2"/>
      <text:h text:style-name="Heading_20_3" text:outline-level="3">Save GtkTextView data in a file</text:h>
      <text:p text:style-name="Standard">viewbuffer = self.builder.get_object("myview").get_buffer() </text:p>
      <text:p text:style-name="Standard">file = open("~/test", "w") <text:span text:style-name="T5"># “~/test” is the location where the file is being save</text:span></text:p>
      <text:p text:style-name="Standard">file.write(viewbuffer.get_text(viewbuffer.get_start_iter(), viewbuffer.get_end_iter(), include_hidden_chars=True)) </text:p>
      <text:p text:style-name="P2">file.close()</text:p>
      <text:p text:style-name="P2"/>
      <text:h text:style-name="Heading_20_3" text:outline-level="3">Json: read data from remote url</text:h>
      <text:p text:style-name="Text_20_body"><text:span text:style-name="T2">Get bitcoins weighted prices from </text:span><text:a xlink:type="simple" xlink:href="http://bitcoincharts.com/"><text:span text:style-name="T2">http://bitcoincharts.com</text:span></text:a> </text:p>
      <text:p text:style-name="Standard">import json, urllib2</text:p>
      <text:p text:style-name="Standard"/>
      <text:p text:style-name="Standard">req = urllib2.Request("<text:a xlink:type="simple" xlink:href="http://bitcoincharts.com/t/weighted_prices.json">http://bitcoincharts.com/t/weighted_prices.json</text:a>") </text:p>
      <text:p text:style-name="Standard">opener = urllib2.build_opener() </text:p>
      <text:p text:style-name="Standard">f = opener.open(req) </text:p>
      <text:p text:style-name="Standard">self.json = json.loads(f.read()) </text:p>
      <text:p text:style-name="Standard">print self.json["USD"]["30d"]</text:p>
      <text:p text:style-name="P4"/>
      <text:h text:style-name="P11" text:outline-level="3"><text:span text:style-name="T1">Get clipbord-text</text:span> </text:h>
      <text:p text:style-name="Standard">from gi.repository import Gtk, Gdk</text:p>
      <text:p text:style-name="Standard"/>
      <text:p text:style-name="Standard">clipbord = Gtk.Clipboard.get(Gdk.SELECTION_PRIMARY) </text:p>
      <text:p text:style-name="Standard">url = clipbord.wait_for_text()</text:p>
      <text:p text:style-name="Standard"/>
      <text:p text:style-name="Standard"/>
      <text:h text:style-name="Heading_20_3" text:outline-level="3">Get '&lt;title&gt;this&lt;/title&gt;' of an webpage</text:h>
      <text:p text:style-name="Standard">import lxml.html </text:p>
      <text:p text:style-name="Standard"/>
      <text:p text:style-name="Standard">t = lxml.html.parse("<text:span text:style-name="T6">http://www.google.com</text:span>") </text:p>
      <text:p text:style-name="Standard">print t.find(".//title").text</text:p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code </meta:initial-creator>
    <meta:creation-date>2012-07-19T09:08:54</meta:creation-date>
    <dc:date>2012-09-30T05:06:07</dc:date>
    <dc:creator>Voidcode </dc:creator>
    <meta:editing-duration>PT7H36M24S</meta:editing-duration>
    <meta:editing-cycles>30</meta:editing-cycles>
    <meta:generator>LibreOffice/3.5$Linux_x86 LibreOffice_project/350m1$Build-2</meta:generator>
    <meta:document-statistic meta:table-count="0" meta:image-count="0" meta:object-count="0" meta:page-count="3" meta:paragraph-count="57" meta:word-count="244" meta:character-count="2696" meta:non-whitespace-character-count="2459"/>
  </office:meta>
</office:document-meta>
</file>